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DC0000080C13D8529B8C6047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492cm" svg:height="19.63cm" svg:x="1.381cm" svg:y="0.492cm">
          <draw:image xlink:href="Pictures/1000020100000ADC0000080C13D8529B8C6047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3T11:34:54.506239908</dc:date>
    <meta:editing-duration>PT2H11M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